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stroke="none" draw:fill="none" draw:textarea-vertical-align="top" draw:auto-grow-height="true" fo:min-height="0.0394in" fo:min-width="0.0394in" fo:padding-top="0.0492in" fo:padding-bottom="0.0492in" fo:padding-left="0.0984in" fo:padding-right="0.0984in" fo:wrap-option="no-wrap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custom-shape draw:z-index="0" draw:name="TextBox 22" draw:style-name="gr1" draw:text-style-name="P1" svg:width="1.2181in" svg:height="0.2854in" svg:x="0.498in" svg:y="0.9693in">
            <text:p><text:span text:style-name="T1">This is a text box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1"/>
    <meta:generator>LibreOffice/3.4$Win32 LibreOffice_project/340m1$Build-302</meta:generator>
  </office:meta>
</office:document-meta>
</file>